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0080000000816C7FF3AE36F37A8.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Thorndale" svg:font-family="Thorndale"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MS Gothic" svg:font-family="'MS Gothic'" style:font-pitch="variable"/>
    <style:font-face style:name="Tahoma" svg:font-family="Tahom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text-properties officeooo:rsid="007c5695" officeooo:paragraph-rsid="007c5695"/>
    </style:style>
    <style:style style:name="P2" style:family="paragraph" style:parent-style-name="Standard">
      <style:paragraph-properties fo:margin-top="0cm" fo:margin-bottom="0cm" loext:contextual-spacing="true" fo:line-height="100%"/>
      <style:text-properties officeooo:rsid="000cddd7" officeooo:paragraph-rsid="000cddd7"/>
    </style:style>
    <style:style style:name="P3" style:family="paragraph" style:parent-style-name="Quotations">
      <style:paragraph-properties fo:margin-left="0cm" fo:margin-right="1cm" fo:text-indent="0cm" style:auto-text-indent="false"/>
    </style:style>
    <style:style style:name="P4" style:family="paragraph" style:parent-style-name="Quotations">
      <style:paragraph-properties fo:text-align="start" style:justify-single-word="false" style:writing-mode="lr-tb"/>
      <style:text-properties officeooo:rsid="006b4b73" officeooo:paragraph-rsid="006b4b73"/>
    </style:style>
    <style:style style:name="P5" style:family="paragraph" style:parent-style-name="Text_20_body" style:master-page-name="">
      <loext:graphic-properties draw:fill="none"/>
      <style:paragraph-properties fo:margin-left="0.499cm" fo:margin-right="0cm" fo:margin-top="0cm" fo:margin-bottom="0.247cm" loext:contextual-spacing="false" fo:line-height="115%" fo:text-indent="0.499cm" style:auto-text-indent="false" style:page-number="auto" fo:background-color="transparent">
        <style:tab-stops/>
      </style:paragraph-properties>
    </style:style>
    <style:style style:name="P6" style:family="paragraph" style:parent-style-name="Text_20_body" style:master-page-name="">
      <loext:graphic-properties draw:fill="none"/>
      <style:paragraph-properties fo:margin-left="0.499cm" fo:margin-right="0cm" fo:margin-top="0cm" fo:margin-bottom="0.247cm" loext:contextual-spacing="false" fo:line-height="115%" fo:text-indent="0.499cm" style:auto-text-indent="false" style:page-number="auto" fo:background-color="transparent"/>
    </style:style>
    <style:style style:name="P7" style:family="paragraph" style:parent-style-name="Text_20_body">
      <loext:graphic-properties draw:fill="none"/>
      <style:paragraph-properties fo:margin-left="0.499cm" fo:margin-right="0cm" fo:margin-top="0cm" fo:margin-bottom="0.247cm" loext:contextual-spacing="false" fo:line-height="115%" fo:text-indent="0.499cm" style:auto-text-indent="false" fo:background-color="transparent">
        <style:tab-stops/>
      </style:paragraph-properties>
    </style:style>
    <style:style style:name="P8" style:family="paragraph" style:parent-style-name="Text_20_body">
      <loext:graphic-properties draw:fill="none"/>
      <style:paragraph-properties fo:margin-left="0.499cm" fo:margin-right="0cm" fo:margin-top="0cm" fo:margin-bottom="0.247cm" loext:contextual-spacing="false" fo:line-height="115%" fo:text-indent="0.499cm" style:auto-text-indent="false" fo:background-color="transparent">
        <style:tab-stops/>
      </style:paragraph-properties>
      <style:text-properties officeooo:paragraph-rsid="00994ee3"/>
    </style:style>
    <style:style style:name="P9" style:family="paragraph" style:parent-style-name="Text_20_body">
      <loext:graphic-properties draw:fill="none"/>
      <style:paragraph-properties fo:margin-left="0.499cm" fo:margin-right="0cm" fo:margin-top="0cm" fo:margin-bottom="0.247cm" loext:contextual-spacing="false" fo:line-height="115%" fo:text-indent="0.499cm" style:auto-text-indent="false" fo:background-color="transparent"/>
    </style:style>
    <style:style style:name="P10" style:family="paragraph" style:parent-style-name="Text_20_body">
      <loext:graphic-properties draw:fill="none"/>
      <style:paragraph-properties fo:margin-left="0.499cm" fo:margin-right="0cm" fo:margin-top="0cm" fo:margin-bottom="0.247cm" loext:contextual-spacing="false" fo:line-height="115%" fo:text-indent="0.499cm" style:auto-text-indent="false" fo:background-color="transparent"/>
      <style:text-properties officeooo:rsid="009d8e09" officeooo:paragraph-rsid="009d8e09"/>
    </style:style>
    <style:style style:name="P11" style:family="paragraph" style:parent-style-name="Text_20_body">
      <loext:graphic-properties draw:fill="none"/>
      <style:paragraph-properties fo:margin-left="0.499cm" fo:margin-right="0cm" fo:margin-top="0cm" fo:margin-bottom="0.247cm" loext:contextual-spacing="false" fo:line-height="115%" fo:text-indent="0.499cm" style:auto-text-indent="false" fo:background-color="transparent"/>
      <style:text-properties officeooo:rsid="00a170a9" officeooo:paragraph-rsid="00a4f053"/>
    </style:style>
    <style:style style:name="P12" style:family="paragraph" style:parent-style-name="Text_20_body">
      <loext:graphic-properties draw:fill="none"/>
      <style:paragraph-properties fo:margin-left="0.499cm" fo:margin-right="0cm" fo:margin-top="0cm" fo:margin-bottom="0.247cm" loext:contextual-spacing="false" fo:line-height="115%" fo:text-indent="0.499cm" style:auto-text-indent="false" fo:background-color="transparent"/>
      <style:text-properties officeooo:rsid="00a8deda" officeooo:paragraph-rsid="00a8deda"/>
    </style:style>
    <style:style style:name="P13" style:family="paragraph" style:parent-style-name="Text_20_body">
      <loext:graphic-properties draw:fill="none"/>
      <style:paragraph-properties fo:margin-left="0.499cm" fo:margin-right="0cm" fo:margin-top="0cm" fo:margin-bottom="0.247cm" loext:contextual-spacing="false" fo:line-height="115%" fo:text-indent="0.499cm" style:auto-text-indent="false" fo:background-color="transparent"/>
      <style:text-properties officeooo:rsid="00aa59fb" officeooo:paragraph-rsid="00aa59fb"/>
    </style:style>
    <style:style style:name="P14" style:family="paragraph" style:parent-style-name="Text_20_body">
      <loext:graphic-properties draw:fill="none"/>
      <style:paragraph-properties fo:margin-left="0.499cm" fo:margin-right="0cm" fo:margin-top="0cm" fo:margin-bottom="0.247cm" loext:contextual-spacing="false" fo:line-height="115%" fo:text-indent="0.499cm" style:auto-text-indent="false" fo:background-color="transparent"/>
      <style:text-properties officeooo:rsid="00a4f053" officeooo:paragraph-rsid="00a4f053"/>
    </style:style>
    <style:style style:name="P15" style:family="paragraph" style:parent-style-name="Text_20_body">
      <loext:graphic-properties draw:fill="none"/>
      <style:paragraph-properties fo:margin-left="0.499cm" fo:margin-right="0cm" fo:margin-top="0cm" fo:margin-bottom="0.247cm" loext:contextual-spacing="false" fo:line-height="115%" fo:text-indent="0.499cm" style:auto-text-indent="false" fo:background-color="transparent"/>
      <style:text-properties officeooo:rsid="00adfe96" officeooo:paragraph-rsid="00adfe96"/>
    </style:style>
    <style:style style:name="P16" style:family="paragraph" style:parent-style-name="Text_20_body">
      <loext:graphic-properties draw:fill="none"/>
      <style:paragraph-properties fo:margin-left="0.499cm" fo:margin-right="0cm" fo:margin-top="0cm" fo:margin-bottom="0.247cm" loext:contextual-spacing="false" fo:line-height="115%" fo:text-indent="0.499cm" style:auto-text-indent="false" fo:background-color="transparent"/>
      <style:text-properties officeooo:rsid="00b09aa3" officeooo:paragraph-rsid="00b333db"/>
    </style:style>
    <style:style style:name="P17" style:family="paragraph" style:parent-style-name="Text_20_body">
      <loext:graphic-properties draw:fill="none"/>
      <style:paragraph-properties fo:margin-left="0.499cm" fo:margin-right="0cm" fo:margin-top="0cm" fo:margin-bottom="0.247cm" loext:contextual-spacing="false" fo:line-height="115%" fo:text-indent="0.499cm" style:auto-text-indent="false" fo:background-color="transparent"/>
      <style:text-properties officeooo:rsid="00b4d4c1" officeooo:paragraph-rsid="00b4d4c1"/>
    </style:style>
    <style:style style:name="P18" style:family="paragraph" style:parent-style-name="Text_20_body">
      <loext:graphic-properties draw:fill="none"/>
      <style:paragraph-properties fo:margin-left="0.499cm" fo:margin-right="0cm" fo:margin-top="0cm" fo:margin-bottom="0.247cm" loext:contextual-spacing="false" fo:line-height="115%" fo:text-indent="0.499cm" style:auto-text-indent="false" fo:background-color="transparent"/>
      <style:text-properties officeooo:rsid="00b6a842" officeooo:paragraph-rsid="00b6a842"/>
    </style:style>
    <style:style style:name="P19" style:family="paragraph" style:parent-style-name="Text_20_body">
      <loext:graphic-properties draw:fill="none"/>
      <style:paragraph-properties fo:margin-left="0.499cm" fo:margin-right="0cm" fo:margin-top="0cm" fo:margin-bottom="0.247cm" loext:contextual-spacing="false" fo:line-height="115%" fo:text-indent="0.499cm" style:auto-text-indent="false" fo:background-color="transparent"/>
      <style:text-properties officeooo:rsid="00b82f0d" officeooo:paragraph-rsid="00b82f0d"/>
    </style:style>
    <style:style style:name="P20" style:family="paragraph" style:parent-style-name="Text_20_body">
      <loext:graphic-properties draw:fill="none"/>
      <style:paragraph-properties fo:margin-left="0.499cm" fo:margin-right="0cm" fo:margin-top="0cm" fo:margin-bottom="0.247cm" loext:contextual-spacing="false" fo:line-height="115%" fo:text-indent="0.499cm" style:auto-text-indent="false" fo:background-color="transparent"/>
      <style:text-properties officeooo:rsid="00b931a4" officeooo:paragraph-rsid="00b931a4"/>
    </style:style>
    <style:style style:name="P21" style:family="paragraph" style:parent-style-name="Text_20_body">
      <loext:graphic-properties draw:fill="none"/>
      <style:paragraph-properties fo:margin-left="0.499cm" fo:margin-right="0cm" fo:margin-top="0cm" fo:margin-bottom="0.247cm" loext:contextual-spacing="false" fo:line-height="115%" fo:text-indent="0.499cm" style:auto-text-indent="false" fo:background-color="transparent"/>
      <style:text-properties officeooo:rsid="00ba589f" officeooo:paragraph-rsid="00ba589f"/>
    </style:style>
    <style:style style:name="P22" style:family="paragraph" style:parent-style-name="Text_20_body">
      <loext:graphic-properties draw:fill="none"/>
      <style:paragraph-properties fo:margin-left="0.499cm" fo:margin-right="0cm" fo:margin-top="0cm" fo:margin-bottom="0.247cm" loext:contextual-spacing="false" fo:line-height="115%" fo:text-indent="0.499cm" style:auto-text-indent="false" fo:background-color="transparent"/>
      <style:text-properties officeooo:rsid="00bc9764" officeooo:paragraph-rsid="00bc9764"/>
    </style:style>
    <style:style style:name="P23" style:family="paragraph" style:parent-style-name="Text_20_body">
      <loext:graphic-properties draw:fill="none"/>
      <style:paragraph-properties fo:margin-left="0.499cm" fo:margin-right="0cm" fo:margin-top="0cm" fo:margin-bottom="0.247cm" loext:contextual-spacing="false" fo:line-height="115%" fo:text-indent="0.499cm" style:auto-text-indent="false" fo:background-color="transparent"/>
      <style:text-properties officeooo:rsid="00be85ce" officeooo:paragraph-rsid="00be85ce"/>
    </style:style>
    <style:style style:name="P24" style:family="paragraph" style:parent-style-name="Text_20_body">
      <loext:graphic-properties draw:fill="none"/>
      <style:paragraph-properties fo:margin-left="0.499cm" fo:margin-right="0cm" fo:margin-top="0cm" fo:margin-bottom="0.247cm" loext:contextual-spacing="false" fo:line-height="115%" fo:text-indent="0.499cm" style:auto-text-indent="false" fo:background-color="transparent"/>
      <style:text-properties officeooo:rsid="00bf2e73" officeooo:paragraph-rsid="00bf2e73"/>
    </style:style>
    <style:style style:name="P25" style:family="paragraph" style:parent-style-name="Standard" style:master-page-name="">
      <loext:graphic-properties draw:fill="none"/>
      <style:paragraph-properties fo:margin-left="0.499cm" fo:margin-right="0cm" fo:margin-top="0cm" fo:margin-bottom="0cm" loext:contextual-spacing="true" fo:line-height="100%" fo:text-indent="0.499cm" style:auto-text-indent="false" style:page-number="auto" fo:background-color="transparent"/>
      <style:text-properties officeooo:rsid="0054c328" officeooo:paragraph-rsid="001937d7"/>
    </style:style>
    <style:style style:name="P26" style:family="paragraph" style:parent-style-name="Standard">
      <loext:graphic-properties draw:fill="none"/>
      <style:paragraph-properties fo:margin-left="0.499cm" fo:margin-right="0cm" fo:margin-top="0cm" fo:margin-bottom="0cm" loext:contextual-spacing="true" fo:line-height="100%" fo:text-indent="0.499cm" style:auto-text-indent="false" fo:background-color="transparent"/>
      <style:text-properties officeooo:rsid="0054c328" officeooo:paragraph-rsid="001937d7"/>
    </style:style>
    <style:style style:name="P27" style:family="paragraph" style:parent-style-name="Standard" style:master-page-name="">
      <loext:graphic-properties draw:fill="none"/>
      <style:paragraph-properties fo:margin-left="0.499cm" fo:margin-right="0cm" fo:text-indent="0.499cm" style:auto-text-indent="false" style:page-number="auto" fo:background-color="transparent"/>
    </style:style>
    <style:style style:name="P28" style:family="paragraph" style:parent-style-name="Standard">
      <loext:graphic-properties draw:fill="none"/>
      <style:paragraph-properties fo:margin-left="0.499cm" fo:margin-right="0cm" fo:text-indent="0.499cm" style:auto-text-indent="false" fo:background-color="transparent"/>
    </style:style>
    <style:style style:name="P29" style:family="paragraph" style:parent-style-name="Text_20_body">
      <loext:graphic-properties draw:fill="none"/>
      <style:paragraph-properties fo:margin-left="0cm" fo:margin-right="0cm" fo:margin-top="0cm" fo:margin-bottom="0.247cm" loext:contextual-spacing="false" fo:line-height="115%" fo:text-indent="0cm" style:auto-text-indent="false" fo:background-color="transparent">
        <style:tab-stops/>
      </style:paragraph-properties>
    </style:style>
    <style:style style:name="P30" style:family="paragraph" style:parent-style-name="Standard">
      <loext:graphic-properties draw:fill="none"/>
      <style:paragraph-properties fo:margin-left="0.499cm" fo:margin-right="0cm" fo:margin-top="0cm" fo:margin-bottom="0cm" loext:contextual-spacing="true" fo:line-height="100%" fo:text-indent="0.499cm" style:auto-text-indent="false" fo:background-color="transparent"/>
      <style:text-properties officeooo:rsid="0054c328" officeooo:paragraph-rsid="001937d7"/>
    </style:style>
    <style:style style:name="P31" style:family="paragraph" style:parent-style-name="Standard">
      <loext:graphic-properties draw:fill="none"/>
      <style:paragraph-properties fo:margin-left="0.499cm" fo:margin-right="0cm" fo:margin-top="0cm" fo:margin-bottom="0cm" loext:contextual-spacing="true" fo:line-height="100%" fo:text-indent="0.499cm" style:auto-text-indent="false" fo:background-color="transparent"/>
      <style:text-properties officeooo:rsid="0054c328" officeooo:paragraph-rsid="00c8b0e5"/>
    </style:style>
    <style:style style:name="P32" style:family="paragraph" style:parent-style-name="Text_20_body" style:list-style-name="" style:master-page-name="">
      <loext:graphic-properties draw:fill="none"/>
      <style:paragraph-properties fo:margin-left="0.499cm" fo:margin-right="0cm" fo:margin-top="0cm" fo:margin-bottom="0.247cm" loext:contextual-spacing="false" fo:line-height="115%" fo:text-indent="0.499cm" style:auto-text-indent="false" style:page-number="auto" fo:background-color="transparent"/>
      <style:text-properties officeooo:rsid="0090ad92" officeooo:paragraph-rsid="0090ad92"/>
    </style:style>
    <style:style style:name="P33" style:family="paragraph" style:parent-style-name="Text_20_body" style:list-style-name="">
      <loext:graphic-properties draw:fill="none"/>
      <style:paragraph-properties fo:margin-left="0.499cm" fo:margin-right="0cm" fo:margin-top="0cm" fo:margin-bottom="0.247cm" loext:contextual-spacing="false" fo:line-height="115%" fo:text-indent="0.499cm" style:auto-text-indent="false" fo:background-color="transparent"/>
      <style:text-properties officeooo:rsid="00932dc8" officeooo:paragraph-rsid="00932dc8"/>
    </style:style>
    <style:style style:name="P34" style:family="paragraph" style:parent-style-name="Text_20_body">
      <loext:graphic-properties draw:fill="none"/>
      <style:paragraph-properties fo:margin-left="0.499cm" fo:margin-right="0cm" fo:margin-top="0cm" fo:margin-bottom="0.247cm" loext:contextual-spacing="false" fo:line-height="115%" fo:text-indent="0.499cm" style:auto-text-indent="false" fo:background-color="transparent"/>
      <style:text-properties officeooo:rsid="00c1b2a9" officeooo:paragraph-rsid="00c1b2a9"/>
    </style:style>
    <style:style style:name="P35" style:family="paragraph" style:parent-style-name="Text_20_body">
      <loext:graphic-properties draw:fill="none"/>
      <style:paragraph-properties fo:margin-left="0.499cm" fo:margin-right="0cm" fo:margin-top="0cm" fo:margin-bottom="0.247cm" loext:contextual-spacing="false" fo:line-height="115%" fo:text-indent="0.499cm" style:auto-text-indent="false" fo:background-color="transparent"/>
      <style:text-properties officeooo:rsid="00c1b2a9" officeooo:paragraph-rsid="00c52462"/>
    </style:style>
    <style:style style:name="P36" style:family="paragraph" style:parent-style-name="Text_20_body">
      <loext:graphic-properties draw:fill="none"/>
      <style:paragraph-properties fo:margin-left="0.499cm" fo:margin-right="0cm" fo:margin-top="0cm" fo:margin-bottom="0.247cm" loext:contextual-spacing="false" fo:line-height="115%" fo:text-indent="0.499cm" style:auto-text-indent="false" fo:background-color="transparent"/>
      <style:text-properties officeooo:rsid="00c52462" officeooo:paragraph-rsid="00c52462"/>
    </style:style>
    <style:style style:name="P37" style:family="paragraph" style:parent-style-name="Text_20_body">
      <loext:graphic-properties draw:fill="none"/>
      <style:paragraph-properties fo:margin-left="0.499cm" fo:margin-right="0cm" fo:margin-top="0cm" fo:margin-bottom="0.247cm" loext:contextual-spacing="false" fo:line-height="115%" fo:text-indent="0.499cm" style:auto-text-indent="false" fo:background-color="transparent"/>
      <style:text-properties officeooo:rsid="00c5cff1" officeooo:paragraph-rsid="00c5cff1"/>
    </style:style>
    <style:style style:name="P38" style:family="paragraph" style:parent-style-name="Text_20_body">
      <loext:graphic-properties draw:fill="none"/>
      <style:paragraph-properties fo:margin-left="0.499cm" fo:margin-right="0cm" fo:margin-top="0cm" fo:margin-bottom="0.247cm" loext:contextual-spacing="false" fo:line-height="115%" fo:text-indent="0.499cm" style:auto-text-indent="false" fo:background-color="transparent"/>
      <style:text-properties officeooo:rsid="00c8b70b" officeooo:paragraph-rsid="00c8b70b"/>
    </style:style>
    <style:style style:name="P39" style:family="paragraph" style:parent-style-name="Text_20_body">
      <loext:graphic-properties draw:fill="none"/>
      <style:paragraph-properties fo:margin-left="0.499cm" fo:margin-right="0cm" fo:margin-top="0cm" fo:margin-bottom="0.247cm" loext:contextual-spacing="false" fo:line-height="115%" fo:text-indent="0.499cm" style:auto-text-indent="false" fo:background-color="transparent"/>
      <style:text-properties officeooo:rsid="00c998a5" officeooo:paragraph-rsid="00c998a5"/>
    </style:style>
    <style:style style:name="P40" style:family="paragraph" style:parent-style-name="Text_20_body">
      <loext:graphic-properties draw:fill="none"/>
      <style:paragraph-properties fo:margin-left="0.499cm" fo:margin-right="0cm" fo:margin-top="0cm" fo:margin-bottom="0.247cm" loext:contextual-spacing="false" fo:line-height="115%" fo:text-indent="0.499cm" style:auto-text-indent="false" fo:background-color="transparent"/>
      <style:text-properties officeooo:rsid="00c998a5" officeooo:paragraph-rsid="00ca91c1"/>
    </style:style>
    <style:style style:name="P41" style:family="paragraph" style:parent-style-name="Text_20_body">
      <style:text-properties officeooo:paragraph-rsid="00c6b4af"/>
    </style:style>
    <style:style style:name="P42" style:family="paragraph" style:parent-style-name="Text_20_body" style:list-style-name="L1" style:master-page-name="">
      <loext:graphic-properties draw:fill="none"/>
      <style:paragraph-properties fo:margin-left="2cm" fo:margin-right="0cm" fo:margin-top="0cm" fo:margin-bottom="0.247cm" loext:contextual-spacing="false" fo:line-height="115%" fo:text-indent="-0.6cm" style:auto-text-indent="false" style:page-number="auto" fo:background-color="transparent">
        <style:tab-stops/>
      </style:paragraph-properties>
    </style:style>
    <style:style style:name="P43" style:family="paragraph" style:parent-style-name="Text_20_body" style:list-style-name="L1">
      <loext:graphic-properties draw:fill="none"/>
      <style:paragraph-properties fo:margin-left="2cm" fo:margin-right="0cm" fo:margin-top="0cm" fo:margin-bottom="0.247cm" loext:contextual-spacing="false" fo:line-height="115%" fo:text-indent="-0.6cm" style:auto-text-indent="false" fo:background-color="transparent">
        <style:tab-stops/>
      </style:paragraph-properties>
    </style:style>
    <style:style style:name="P44" style:family="paragraph" style:parent-style-name="Text_20_body" style:master-page-name="">
      <loext:graphic-properties draw:fill="none"/>
      <style:paragraph-properties fo:margin-left="0.499cm" fo:margin-right="0cm" fo:margin-top="0cm" fo:margin-bottom="0.247cm" loext:contextual-spacing="false" fo:line-height="115%" fo:text-indent="0.4cm" style:auto-text-indent="false" style:page-number="auto" fo:background-color="transparent"/>
      <style:text-properties officeooo:paragraph-rsid="00c6b4af"/>
    </style:style>
    <style:style style:name="P45" style:family="paragraph" style:parent-style-name="Text_20_body">
      <loext:graphic-properties draw:fill="none"/>
      <style:paragraph-properties fo:margin-left="0.499cm" fo:margin-right="0cm" fo:margin-top="0cm" fo:margin-bottom="0.247cm" loext:contextual-spacing="false" fo:line-height="115%" fo:text-indent="0.4cm" style:auto-text-indent="false" fo:background-color="transparent"/>
      <style:text-properties officeooo:paragraph-rsid="00c6b4af"/>
    </style:style>
    <style:style style:name="P46" style:family="paragraph" style:parent-style-name="Heading_20_1" style:list-style-name=""/>
    <style:style style:name="P47" style:family="paragraph" style:parent-style-name="Heading_20_1">
      <style:paragraph-properties fo:break-before="page"/>
    </style:style>
    <style:style style:name="P48" style:family="paragraph" style:parent-style-name="Heading_20_1" style:list-style-name="">
      <style:paragraph-properties fo:break-before="page"/>
      <style:text-properties officeooo:rsid="0090ad92" officeooo:paragraph-rsid="0090ad92"/>
    </style:style>
    <style:style style:name="P49" style:family="paragraph" style:parent-style-name="Heading_20_1">
      <style:paragraph-properties fo:break-before="page"/>
      <style:text-properties officeooo:paragraph-rsid="00c6b4af"/>
    </style:style>
    <style:style style:name="P50" style:family="paragraph" style:parent-style-name="Heading_20_1" style:list-style-name="" style:master-page-name="">
      <style:paragraph-properties style:page-number="auto" fo:break-before="auto" fo:break-after="auto"/>
    </style:style>
    <style:style style:name="P51" style:family="paragraph" style:parent-style-name="Heading_20_1" style:list-style-name="" style:master-page-name="">
      <style:paragraph-properties style:page-number="auto" fo:break-before="auto" fo:break-after="auto"/>
    </style:style>
    <style:style style:name="P52" style:family="paragraph" style:parent-style-name="Contents_20_1">
      <style:paragraph-properties>
        <style:tab-stops>
          <style:tab-stop style:position="17cm" style:type="right" style:leader-style="dotted" style:leader-text="."/>
        </style:tab-stops>
      </style:paragraph-properties>
    </style:style>
    <style:style style:name="P53" style:family="paragraph" style:parent-style-name="Contents_20_Heading">
      <style:paragraph-properties fo:break-before="page"/>
    </style:style>
    <style:style style:name="P54" style:family="paragraph">
      <style:paragraph-properties fo:margin-left="0cm" fo:margin-right="0cm" fo:margin-top="0cm" fo:margin-bottom="0cm" fo:line-height="100%" fo:text-align="center" fo:text-indent="0cm" style:punctuation-wrap="simple" style:line-break="normal" style:writing-mode="lr-tb">
        <style:tab-stops/>
      </style:paragraph-properties>
    </style:style>
    <style:style style:name="P55" style:family="paragraph">
      <loext:graphic-properties draw:fill="solid" draw:fill-color="#000000"/>
      <style:paragraph-properties fo:margin-left="0cm" fo:margin-right="0cm" fo:margin-top="0cm" fo:margin-bottom="0cm" fo:line-height="100%" fo:text-align="center" fo:text-indent="0cm" style:punctuation-wrap="simple" style:line-break="normal" style:writing-mode="lr-tb">
        <style:tab-stops/>
      </style:paragraph-properties>
      <style:text-properties fo:color="#000000" style:text-outline="false" style:text-line-through-style="none" style:text-line-through-type="none" style:text-position="0% 100%" style:font-name="Thorndale"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text-scale="100%" style:font-relief="none" style:text-overline-style="none" style:text-overline-color="font-color"/>
    </style:style>
    <style:style style:name="T1" style:family="text">
      <style:text-properties officeooo:rsid="0089fa74"/>
    </style:style>
    <style:style style:name="T2" style:family="text">
      <style:text-properties style:text-underline-style="none"/>
    </style:style>
    <style:style style:name="T3" style:family="text">
      <style:text-properties style:text-underline-style="none" officeooo:rsid="007a319a"/>
    </style:style>
    <style:style style:name="T4" style:family="text">
      <style:text-properties officeooo:rsid="008ef076"/>
    </style:style>
    <style:style style:name="T5" style:family="text">
      <style:text-properties officeooo:rsid="008f90c4"/>
    </style:style>
    <style:style style:name="T6" style:family="text">
      <style:text-properties officeooo:rsid="0090ad92"/>
    </style:style>
    <style:style style:name="T7" style:family="text">
      <style:text-properties officeooo:rsid="00932dc8"/>
    </style:style>
    <style:style style:name="T8" style:family="text">
      <style:text-properties officeooo:rsid="00949377"/>
    </style:style>
    <style:style style:name="T9" style:family="text">
      <style:text-properties officeooo:rsid="00a3287d"/>
    </style:style>
    <style:style style:name="T10" style:family="text">
      <style:text-properties officeooo:rsid="00aa18f2"/>
    </style:style>
    <style:style style:name="T11" style:family="text">
      <style:text-properties officeooo:rsid="00adfe96"/>
    </style:style>
    <style:style style:name="T12" style:family="text">
      <style:text-properties officeooo:rsid="00aee9ca"/>
    </style:style>
    <style:style style:name="T13" style:family="text">
      <style:text-properties officeooo:rsid="00b333db"/>
    </style:style>
    <style:style style:name="T14" style:family="text">
      <style:text-properties officeooo:rsid="00b6a842"/>
    </style:style>
    <style:style style:name="T15" style:family="text">
      <style:text-properties officeooo:rsid="00b80876"/>
    </style:style>
    <style:style style:name="T16" style:family="text">
      <style:text-properties officeooo:rsid="00bb3c2e"/>
    </style:style>
    <style:style style:name="T17" style:family="text">
      <style:text-properties officeooo:rsid="00bc04a8"/>
    </style:style>
    <style:style style:name="T18" style:family="text">
      <style:text-properties officeooo:rsid="00bce673"/>
    </style:style>
    <style:style style:name="T19" style:family="text">
      <style:text-properties officeooo:rsid="00c38ba3"/>
    </style:style>
    <style:style style:name="T20" style:family="text">
      <style:text-properties officeooo:rsid="00c52462"/>
    </style:style>
    <style:style style:name="T21" style:family="text">
      <style:text-properties style:text-underline-style="solid" style:text-underline-width="auto" style:text-underline-color="font-color"/>
    </style:style>
    <style:style style:name="T22" style:family="text">
      <style:text-properties officeooo:rsid="00c63981"/>
    </style:style>
    <style:style style:name="T23" style:family="text">
      <style:text-properties officeooo:rsid="00c6b4af"/>
    </style:style>
    <style:style style:name="T24" style:family="text">
      <style:text-properties officeooo:rsid="00c8b70b"/>
    </style:style>
    <style:style style:name="T25" style:family="text">
      <style:text-properties officeooo:rsid="00ca91c1"/>
    </style:style>
    <style:style style:name="T26" style:family="text">
      <style:text-properties fo:color="#000000" style:text-outline="false" style:text-line-through-style="none" style:text-line-through-type="none" style:text-position="0% 100%" style:font-name="Thorndale"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text-scale="90%" style:font-relief="none" style:text-overline-style="none" style:text-overline-color="font-color"/>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style:style style:name="gr1" style:family="graphic">
      <style:graphic-properties draw:stroke="solid" svg:stroke-width="0.026cm" svg:stroke-color="#000000" draw:marker-start="" draw:marker-start-width="0.3cm" draw:marker-start-center="false" draw:marker-end="" draw:marker-end-width="0.3cm" draw:marker-end-center="false" draw:stroke-linejoin="miter" draw:fill="solid" draw:fill-color="#000000" draw:textarea-horizontal-align="center" draw:textarea-vertical-align="middle" draw:auto-grow-height="false" draw:fit-to-size="false" style:shrink-to-fit="false" fo:min-height="8.562cm" fo:min-width="17.14cm" fo:padding-top="0.131cm" fo:padding-bottom="0.131cm" fo:padding-left="0.25cm" fo:padding-right="0.25cm" fo:wrap-option="wrap" draw:shadow="visible" draw:shadow-offset-x="0.3cm" draw:shadow-offset-y="0.3cm" draw:shadow-color="#808080" draw:shadow-opacity="100%" style:run-through="foreground" style:wrap="dynamic" style:number-wrapped-paragraphs="no-limit" style:wrap-contour="true" style:wrap-contour-mode="full" style:vertical-pos="from-top" style:vertical-rel="paragraph-content" style:horizontal-pos="from-left" style:horizontal-rel="paragraph-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custom-shape text:anchor-type="paragraph" draw:z-index="0" draw:style-name="gr1" draw:text-style-name="P55" svg:width="17.64cm" svg:height="8.822cm" svg:x="-0.522cm" svg:y="1.011cm"><text:p text:style-name="P54"><text:span text:style-name="T26">Tomcat</text:span></text:p><draw:enhanced-geometry svg:viewBox="0 0 21600 21600" draw:extrusion="false" draw:extrusion-rotation-angle="25 0" dr3d:projection="parallel" draw:extrusion-first-light-direction="(-50000 0 10000)" draw:extrusion-second-light-direction="(50000 0 10000)" dr3d:shade-mode="flat" draw:extrusion-metal="false" draw:extrusion-specularity="122%" draw:extrusion-diffusion="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ext:p text:style-name="Quotations"/>
      <text:p text:style-name="Quotations"/>
      <text:p text:style-name="Quotations"/>
      <text:p text:style-name="Quotations"/>
      <text:p text:style-name="Quotations"/>
      <text:p text:style-name="Quotations"/>
      <text:p text:style-name="Quotations"/>
      <text:p text:style-name="Quotations"/>
      <text:p text:style-name="Quotations"/>
      <text:p text:style-name="Quotations"/>
      <text:p text:style-name="P4">Autor : Manuel Melero Benítez</text:p>
      <text:p text:style-name="P4">Modulo: Despliegue de aplicaciones web</text:p>
      <text:p text:style-name="P4">Curso: 2019 – 2020</text:p>
      <text:p text:style-name="P4">Instituto: I.E.S. Jacarandá</text:p>
      <text:table-of-content text:style-name="Sect1" text:protected="true" text:name="Sumario1">
        <text:table-of-content-source text:outline-level="3">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53">Índice</text:p>
          </text:index-title>
          <text:p text:style-name="P52"><text:a xlink:type="simple" xlink:href="#__RefHeading___Toc152_2387563278" text:style-name="Index_20_Link" text:visited-style-name="Index_20_Link">1. Introducción<text:tab/>3</text:a></text:p>
          <text:p text:style-name="P52"><text:a xlink:type="simple" xlink:href="#__RefHeading___Toc895_379505339" text:style-name="Index_20_Link" text:visited-style-name="Index_20_Link">2. ¿Qué es Tomcat?<text:tab/>4</text:a></text:p>
          <text:p text:style-name="P52"><text:a xlink:type="simple" xlink:href="#__RefHeading___Toc899_379505339" text:style-name="Index_20_Link" text:visited-style-name="Index_20_Link">3. Requisitos para instarlo.<text:tab/>5</text:a></text:p>
          <text:p text:style-name="P52"><text:a xlink:type="simple" xlink:href="#__RefHeading___Toc441_1431290804" text:style-name="Index_20_Link" text:visited-style-name="Index_20_Link">4. Instalación.<text:tab/>5</text:a></text:p>
          <text:p text:style-name="P52"><text:a xlink:type="simple" xlink:href="#__RefHeading___Toc835_1097536214" text:style-name="Index_20_Link" text:visited-style-name="Index_20_Link">5. Localización de archivos de configuración.<text:tab/>7</text:a></text:p>
          <text:p text:style-name="P52"><text:a xlink:type="simple" xlink:href="#__RefHeading___Toc443_1431290804" text:style-name="Index_20_Link" text:visited-style-name="Index_20_Link">6. Configuración permisos usuarios.<text:tab/>8</text:a></text:p>
          <text:p text:style-name="P52"><text:a xlink:type="simple" xlink:href="#__RefHeading___Toc445_1431290804" text:style-name="Index_20_Link" text:visited-style-name="Index_20_Link">7. Configuración para acceder desde otro equipo de la red.<text:tab/>9</text:a></text:p>
          <text:p text:style-name="P52"><text:a xlink:type="simple" xlink:href="#__RefHeading___Toc447_1431290804" text:style-name="Index_20_Link" text:visited-style-name="Index_20_Link">8. Despliegue de una aplicación en Tomcat.<text:tab/>10</text:a></text:p>
          <text:p text:style-name="P52"><text:a xlink:type="simple" xlink:href="#__RefHeading___Toc901_379505339" text:style-name="Index_20_Link" text:visited-style-name="Index_20_Link">9. Bibliografía.<text:tab/>11</text:a></text:p>
        </text:index-body>
      </text:table-of-content>
      <text:p text:style-name="P3"/>
      <text:p text:style-name="P2"/>
      <text:p text:style-name="P2"/>
      <text:h text:style-name="P46" text:outline-level="1"/>
      <text:h text:style-name="P48" text:outline-level="1"><text:bookmark-start text:name="__RefHeading___Toc152_2387563278"/>1. Introducción<text:bookmark-end text:name="__RefHeading___Toc152_2387563278"/></text:h>
      <text:h text:style-name="P32" text:outline-level="1"/>
      <text:p text:style-name="P27"><text:bookmark-start text:name="__RefHeading___Toc330_1269562196"/><text:span text:style-name="T7">E</text:span>sta <text:span text:style-name="T7">documentación</text:span> es sobre “Apache Tomcat” de aquí en adelante lo llamaremos solamente “Tomcat” <text:span text:style-name="T7">en esta documentación. </text:span><text:bookmark-end text:name="__RefHeading___Toc330_1269562196"/></text:p>
      <text:p text:style-name="P28"/>
      <text:p text:style-name="P28"><text:bookmark-start text:name="__RefHeading___Toc332_1269562196"/>En ella vamos a conocer un poco más de Tomcat, como se instala, se configura tanto la administración como el acceso desde otro equipo de la red.<text:bookmark-end text:name="__RefHeading___Toc332_1269562196"/></text:p>
      <text:p text:style-name="P28"/>
      <text:p text:style-name="P28"><text:bookmark-start text:name="__RefHeading___Toc334_1269562196"/>Vamos a trabajar sobre un servidor Debian 10 en el cual lo instalaremos, <text:span text:style-name="T8">vamos a dar por echo que tenemos instalados algunas cosas que se mencionaran en el tercer apartado de esta documentación para ello lo confirmaremos en ese apartado.</text:span><text:bookmark-end text:name="__RefHeading___Toc334_1269562196"/></text:p>
      <text:h text:style-name="P33" text:outline-level="1"/>
      <text:h text:style-name="P33" text:outline-level="1"/>
      <text:h text:style-name="P47" text:outline-level="1"><text:bookmark-start text:name="__RefHeading___Toc895_379505339"/><text:span text:style-name="T6">2</text:span>. ¿Qué <text:span text:style-name="T4">es Tomcat</text:span>?<text:bookmark-end text:name="__RefHeading___Toc895_379505339"/></text:h>
      <text:p text:style-name="P5"/>
      <text:p text:style-name="P7">Tomcat es una implementación de código abierto de las tecnologías Java Servlet, JavaServer Pages, Java Expression Language y Java WebSocket.</text:p>
      <text:p text:style-name="P7"/>
      <text:p text:style-name="P7">Se desarrolla en un entorno abierto y participativo, el proyecto está destinado a ser una colaboración de los mejores desarrolladores de todo el mundo.</text:p>
      <text:p text:style-name="P7"/>
      <text:p text:style-name="P7">Tomcat impulsa numerosas aplicaciones web críticas a gran escala en una amplia gama de industrias y organizaciones.</text:p>
      <text:p text:style-name="P7"/>
      <text:p text:style-name="P7">Las versiones más recientes son las 9.x, que implementan las especificaciones de Servlet 4.0 y de JSP 2.3. </text:p>
      <text:p text:style-name="P7"/>
      <text:p text:style-name="P8">La jerarquía de directorios de instalación de Tomcat incluye:</text:p>
      <text:p text:style-name="P7"/>
      <text:list xml:id="list443106711" text:style-name="L1">
        <text:list-item>
          <text:p text:style-name="P42">bin - arranque, cierre, y otros scripts y ejecutables.</text:p>
        </text:list-item>
        <text:list-item>
          <text:p text:style-name="P43">common - clases comunes que pueden utilizar Catalina y las aplicaciones web.</text:p>
        </text:list-item>
        <text:list-item>
          <text:p text:style-name="P43">conf - ficheros XML y los correspondientes DTD para la configuración de Tomcat.</text:p>
        </text:list-item>
        <text:list-item>
          <text:p text:style-name="P43">logs - logs de Catalina y de las aplicaciones.</text:p>
        </text:list-item>
        <text:list-item>
          <text:p text:style-name="P43">server - clases utilizadas solamente por Catalina.</text:p>
        </text:list-item>
        <text:list-item>
          <text:p text:style-name="P43">shared - clases compartidas por todas las aplicaciones web.</text:p>
        </text:list-item>
        <text:list-item>
          <text:p text:style-name="P43">webapps - directorio que contiene las aplicaciones web.</text:p>
        </text:list-item>
        <text:list-item>
          <text:p text:style-name="P43">work - almacenamiento temporal de ficheros y directorios.</text:p>
        </text:list-item>
      </text:list>
      <text:p text:style-name="P29"/>
      <text:h text:style-name="P47" text:outline-level="1"><text:bookmark-start text:name="__RefHeading___Toc899_379505339"/><text:span text:style-name="T6">3</text:span>. <text:span text:style-name="T4">Requisitos para instarlo.</text:span><text:bookmark-end text:name="__RefHeading___Toc899_379505339"/></text:h>
      <text:p text:style-name="P6"/>
      <text:p text:style-name="P10">En este punto vamos a ver cuales son los requisitos obligatorios y no obligatorios para instalar Tomcat. En esta guía dichos requisitos se van a dar por echo que ya están instalado.</text:p>
      <text:p text:style-name="P10"/>
      <text:p text:style-name="P10">El requisito mas importante es tener instalado “Java” en el servidor. Para la <text:s/>versión de Tomcat que vamos a instalar necesitamos una versión superior o igual a la 1.8. <text:s/>Otra cosa que es importante es tener conexión a Internet ya que nos tendremos que descargar Tomcat desde la pagina oficial.</text:p>
      <text:p text:style-name="P10"/>
      <text:p text:style-name="P10">Dependiendo la aplicación que queramos instalar vamos a necesitar un servidor de base de datos. Esto dependerá de dicha aplicación.</text:p>
      <text:p text:style-name="P10"/>
      <text:p text:style-name="P10">Antes de empezar con el proceso de instalación de Tomcat deberíamos actualizar nuestra maquina/servidor lo máximo posible.</text:p>
      <text:p text:style-name="P10"/>
      <text:h text:style-name="P50" text:outline-level="1"/>
      <text:h text:style-name="P47" text:outline-level="1"><text:bookmark-start text:name="__RefHeading___Toc441_1431290804"/><text:span text:style-name="T11">4</text:span>. <text:span text:style-name="T5">Instalación.</text:span><text:bookmark-end text:name="__RefHeading___Toc441_1431290804"/></text:h>
      <text:p text:style-name="P6"/>
      <text:p text:style-name="P11">Antes de instalar nada, vamos a ir a la web oficial de <text:a xlink:type="simple" xlink:href="https://tomcat.apache.org/" text:style-name="Internet_20_link" text:visited-style-name="Visited_20_Internet_20_Link">Tomcat</text:a>, <text:span text:style-name="T9">tendremos un enlace en el apartado “Tomcat 9.X.XX Released” llamado “Download”, cuando le demos clic nos mandara a otra ventana.</text:span></text:p>
      <text:p text:style-name="P14">En ellas tenemos el apartado “Mirrors” que podemos elegir desde que servidor descargarlo. Lo siguiente es hacer clic derecho sobre el enlace “tar.gz”, si queremos lo podemos pegar el un editor de texto plano como en gedit o un bloc de notas. Este enlace sera utilizado más tarde.</text:p>
      <text:p text:style-name="P11"/>
      <text:p text:style-name="P12">Llegados a este punto vamos ha realizar <text:span text:style-name="T10">los pasos necesarios para la instalación:</text:span></text:p>
      <text:p text:style-name="P13">1º Nos conectamos por ssh al servidor. <text:span text:style-name="T13">Nos cambiamos la usuario root. Como ya hemos visto en otras ocasiones.</text:span></text:p>
      <text:p text:style-name="P13">2º Vamos a la carpeta “/usr/local” con el comando cd.</text:p>
      <text:p text:style-name="P13">3º En dicha carpeta descargamos con el siguiente comando Tomcat. “wget URL”, donde pone URL tenemos que poner el enlace que hemos copiado al principio.</text:p>
      <text:p text:style-name="P15">4º <text:span text:style-name="T12">En este momento tenemos que descomprimir lo que acabamos de descargar, para ello utilizamos el comando “tar xzf nombre_archivo”. Donde pone nombre_archivo lo tenemos que cambiar el lo que nos hemos descargado antes. En mi caso “apache-tomcat-9.0.29.tar.gz”.</text:span></text:p>
      <text:p text:style-name="P16">5º Después de descomprimirlo, vamos a cambiar el nombre a la carpeta, ahora mismo se llama igual <text:span text:style-name="T13">que la descomrpimida sin el “.tar.gz”. Para cambiarla hacemos el comando “mv NOMBRE_ANTIGUO NOMBRE_NUEVO”. En mi caso va a ser el siguiente comando “mv apache-tomcat-9.0.29 apache-tomcat9”.</text:span></text:p>
      <text:p text:style-name="P17"/>
      <text:p text:style-name="P17">Ahora vamos a configurar las <text:span text:style-name="T14">variables</text:span> de entorno requeridas para Tomcar, <text:span text:style-name="T14">también se configurara las que necesite Tomcat con Java.</text:span></text:p>
      <text:p text:style-name="P17"/>
      <text:p text:style-name="P18">6. Ejecutamos los siguientes comandos <text:span text:style-name="T15">para lo comentado anteriormente:</text:span></text:p>
      <text:p text:style-name="P18">echo 'export CATALINA_HOME="/usr/local/apache-tomcat9"'&gt; /etc/profile.d/tomcat9.sh</text:p>
      <text:p text:style-name="P18">echo 'export JAVA_HOME="/usr/lib/jvm/jdk-13.0.1"' &gt;&gt; /etc/profile.d/tomcat9.sh</text:p>
      <text:p text:style-name="P18">echo 'export JRE_HOME="/usr/lib/jvm/jdk-13.0.1"' &gt;&gt; /etc/profile.d/tomcat9.sh</text:p>
      <text:p text:style-name="P19">Donde pone “jdk-13.0.1” ponemos la que nosotros tengamos instalado en dicha carpeta. Para ello podemos hacer el comando “ls /usr/lib/jvm/” y nos aparecerá el listado de las que tenemos instaladas.</text:p>
      <text:p text:style-name="P19"><text:soft-page-break/>7º Ahora vamos ha ejecutar el siguiente comando “source /etc/profile.d/tomcat9.sh”, esto nos hace que se cargue las variables de entorno después de reiniciar o iniciar el sistema.</text:p>
      <text:p text:style-name="P19"/>
      <text:p text:style-name="P20">Con esto nos quedara configurar las cuentas o cuenta de usuarios de Tomcat y el acceso a la parte de administración desde distintos equipos de la red. Esto se configurara en los siguientes pasos de la guía.</text:p>
      <text:h text:style-name="P49" text:outline-level="1"><text:bookmark-start text:name="__RefHeading___Toc835_1097536214"/><text:span text:style-name="T6">5</text:span>. <text:span text:style-name="T23">Localización de archivos de configuración</text:span>.<text:bookmark-end text:name="__RefHeading___Toc835_1097536214"/></text:h>
      <text:p text:style-name="P44"/>
      <text:p text:style-name="P45">La configuración de Tomcat está almacenada en cuatro ficheros que se encuentran en el directorio “conf”. Tres de ellos están en formato XML y el cuarto es un fichero de políticas de seguridad en el formato estándar de Java:</text:p>
      <text:p text:style-name="P45"/>
      <text:p text:style-name="P45">- server.xml: el fichero principal de configuración.</text:p>
      <text:p text:style-name="P45">- web.xml: es un fichero en el formato estándar para aplicaciones web con servlets, que contiene la configuración global a todas las aplicaciones.</text:p>
      <text:p text:style-name="P45">- tomcat-users.xml: lista de usuarios y contraseñas para <text:span text:style-name="T23">autentificar.</text:span></text:p>
      <text:p text:style-name="P45">- catalina.policy: políticas de seguridad para la ejecución del servidor.</text:p>
      <text:p text:style-name="P45"/>
      <text:p text:style-name="P45">Además se pueden cambiar ciertos aspectos de la configuración a través de la aplicación de administración.</text:p>
      <text:p text:style-name="P41"/>
      <text:h text:style-name="P50" text:outline-level="1"/>
      <text:h text:style-name="P47" text:outline-level="1"><text:bookmark-start text:name="__RefHeading___Toc443_1431290804"/><text:span text:style-name="T23">6</text:span>. Configuración permisos usuarios.<text:bookmark-end text:name="__RefHeading___Toc443_1431290804"/></text:h>
      <text:p text:style-name="P6"/>
      <text:p text:style-name="P34">Existen varios permisos de usuarios distintos antes de configurar los permisos vamos ha mencionar y detallar un poco para que valen cada uno.</text:p>
      <text:p text:style-name="P34"/>
      <text:p text:style-name="P34">Existen varios roles de usuario que son los siguientes, se dividen en dos parte que podemos combinar, la parte de manager y la de admin:</text:p>
      <text:p text:style-name="P34">- <text:span text:style-name="T19">Manager, es la que administra el consumo de aplicaciones y todo mayor parte de tomcat. Existen varios tipos distintos:</text:span></text:p>
      <text:p text:style-name="P35">- manager-gui — <text:span text:style-name="T20">Acceso a la interfez HTML.</text:span></text:p>
      <text:p text:style-name="P35">- manager-status — <text:span text:style-name="T20">Acceso solo a la página “Estados del servidor”</text:span></text:p>
      <text:p text:style-name="P34">- manager-script — Acceda a la interfaz de texto sin formato compatible con herramientas y a la página "Estado del servidor".</text:p>
      <text:p text:style-name="P34">- manager-jmx — Acceso a la interfaz de proxy JMX y a la página "Estado del servidor".</text:p>
      <text:p text:style-name="P34"/>
      <text:p text:style-name="P36">Ahora vamos a comentar la parte de admin, este solo tiene dos modos que de administrar no tiene tanto control como los manager.</text:p>
      <text:p text:style-name="P36">- admin-gui - Use este rol para la interfaz gráfica de la web.</text:p>
      <text:p text:style-name="P36">- admin-script - use este rol para la interfaz web de secuencias de comandos.</text:p>
      <text:p text:style-name="P36"/>
      <text:p text:style-name="P37">Después de comentar los tipos de roles que existen, es hora de configurar el archivo necesario para luego poder administrar nuestras aplicaciones. <text:span text:style-name="T24">Lo que vamos hacer es crear dos usuarios, con los siguientes pasos:</text:span></text:p>
      <text:p text:style-name="P38">1º Deberíamos estar situado en la siguiente ruta “/usr/local/apache-tomcat9/conf/”, si no estamos en ella nos movemos con el comando cd y la ruta.</text:p>
      <text:p text:style-name="P38">2º Abrimos el archivo “tomcat-users.xml” para añadir los nuevos usurios, ya mencionamos en un punto anterior para que vale este fichero. Ejecutaremos el comando “nano tomcat-users.xml”</text:p>
      <text:p text:style-name="P39">3º Buscamos dentro del documento las etiquetas “&lt;tomcat-users&gt; &lt;/tomcat-users&gt;”. Dentro de esta etiqueta añadiremos lo del siguiente paso.</text:p>
      <text:p text:style-name="P39">4º Añadimos las siguientes lineas de código:</text:p>
      <text:p text:style-name="P39">FOTO</text:p>
      <text:p text:style-name="P40"><text:soft-page-break/>Podemos cambiar tanto el campo entrecomillado de usernamme y password por lo que nosotros queramos. En mi caso yo he puesto en el primero caso username “manager” y password “manager” y en el segundo caso username “<text:span text:style-name="T25">admin</text:span>” y password “<text:span text:style-name="T25">admin</text:span>”.</text:p>
      <text:h text:style-name="P47" text:outline-level="1"><text:bookmark-start text:name="__RefHeading___Toc445_1431290804"/><text:span text:style-name="T23">7</text:span>. Configuración para acceder desde otro equipo de la red.<text:bookmark-end text:name="__RefHeading___Toc445_1431290804"/></text:h>
      <text:p text:style-name="P6"/>
      <text:p text:style-name="P21"><text:span text:style-name="T16">Aquí</text:span> podemos <text:span text:style-name="T16">configurar lo</text:span> de dos formas <text:span text:style-name="T16">distintas</text:span> una de ellas e<text:span text:style-name="T17">s comentando en ambos archivo una linea determinada y otra es añadir en los ficheros la IP o rango de IP desde el equipo o equipos que nos vamos ha conectar para hacer la administración de las aplicaciones.</text:span></text:p>
      <text:p text:style-name="P21"/>
      <text:p text:style-name="P23">Hablemos un poco de las dos opciones comentadas anteriormente. La primera es comentar el párrafo que se indicara más abajo en este punto de la documentación, No es la más recomendable ya que al ser la menos restrictiva puede causar un problema de seguridad. La segunda, y para mi la más recomendable y segura, es añadir la IP del equipo que sea necesario en dicho fichero tal como se indicara más abajo.</text:p>
      <text:p text:style-name="P21"/>
      <text:p text:style-name="P22">Tenemos dos <text:span text:style-name="T18">archivos en los que tenemos que configurar el acceso del equipo <text:s/>o equipos que queramos conectarnos, el primero va a ser el de administrador y el segundo el de administrador del host.</text:span></text:p>
      <text:p text:style-name="P23">Los archivos <text:span text:style-name="T22">están</text:span> situado en <text:span text:style-name="T22">las</text:span> <text:span text:style-name="T22">siguientes</text:span> rutas:</text:p>
      <text:p text:style-name="P23">- Administrador: /usr/local/apache-tomcat9/webapps/manager/META-INF/context.xml</text:p>
      <text:p text:style-name="P23">- Administrador del host: /usr/local/apache-tomcat9/webapps/host-manager/META-INF/context.xml</text:p>
      <text:p text:style-name="P24"/>
      <text:p text:style-name="P24">FALTA IMAGEN DE UNO DE LOS DOS ARCHIVOS</text:p>
      <text:p text:style-name="P24"/>
      <text:p text:style-name="P24">Para saber la IP de un equipo podemos hacer “ip <text:s/>a” en linux o “ipconfig” en windows.</text:p>
      <text:h text:style-name="P47" text:outline-level="1"><text:bookmark-start text:name="__RefHeading___Toc447_1431290804"/><text:span text:style-name="T23">8</text:span>. Despliegue de una aplicación en <text:span text:style-name="T23">Tomcat</text:span>.<text:bookmark-end text:name="__RefHeading___Toc447_1431290804"/></text:h>
      <text:p text:style-name="P6"/>
      <text:p text:style-name="P9"/>
      <text:h text:style-name="P46" text:outline-level="1"/>
      <text:h text:style-name="P47" text:outline-level="1"><text:bookmark-start text:name="__RefHeading___Toc901_379505339"/><text:span text:style-name="T23">9</text:span>. <text:span text:style-name="T3">B</text:span><text:span text:style-name="T2">ibliografía</text:span>.<text:bookmark-end text:name="__RefHeading___Toc901_379505339"/></text:h>
      <text:p text:style-name="P25"/>
      <text:p text:style-name="P26"><text:a xlink:type="simple" xlink:href="https://es.wikipedia.org/wiki/Tomcat" text:style-name="Internet_20_link" text:visited-style-name="Visited_20_Internet_20_Link">https://es.wikipedia.org/wiki/Tomcat</text:a></text:p>
      <text:p text:style-name="P26"><text:a xlink:type="simple" xlink:href="http://tomcat.apache.org/" text:style-name="Internet_20_link" text:visited-style-name="Visited_20_Internet_20_Link">http://tomcat.apache.org/</text:a></text:p>
      <text:p text:style-name="P26"><text:a xlink:type="simple" xlink:href="https://tecadmin.net/install-apache-tomcat-9-on-debian/" text:style-name="Internet_20_link" text:visited-style-name="Visited_20_Internet_20_Link">https://tecadmin.net/install-apache-tomcat-9-on-debian/</text:a></text:p>
      <text:p text:style-name="P31"><text:a xlink:type="simple" xlink:href="http://www.jtech.ua.es/j2ee/2003-2004/modulos/srv/sesion03-apuntes.htm" text:style-name="Internet_20_link" text:visited-style-name="Visited_20_Internet_20_Link">http://www.jtech.ua.es/j2ee/2003-2004/modulos/srv/sesion03-apuntes.htm</text:a></text:p>
      <text:p text:style-name="P26"><text:a xlink:type="simple" xlink:href="https://tomcat.apache.org/tomcat-9.0-doc/manager-howto.html" text:style-name="Internet_20_link" text:visited-style-name="Visited_20_Internet_20_Link">https://tomcat.apache.org/tomcat-9.0-doc/manager-howto.html</text:a></text:p>
      <text:p text:style-name="P26"><text:a xlink:type="simple" xlink:href="https://tomcat.apache.org/tomcat-9.0-doc/html-host-manager-howto.html" text:style-name="Internet_20_link" text:visited-style-name="Visited_20_Internet_20_Link">https://tomcat.apache.org/tomcat-9.0-doc/html-host-manager-howto.html</text:a></text:p>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Thorndale" svg:font-family="Thorndale"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MS Gothic" svg:font-family="'MS Gothic'" style:font-pitch="variable"/>
    <style:font-face style:name="Tahoma" svg:font-family="Tahom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hatch draw:name="Black_20_0_20_Degrees" draw:display-name="Black 0 Degrees" draw:style="single" draw:color="#000000" draw:distance="0.102cm" draw:rotation="0"/>
    <draw:fill-image draw:name="_39_0_20_Percent" draw:display-name="90 Percent" xlink:href="Pictures/10000000000000080000000816C7FF3AE36F37A8.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25d70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ans CJK SC" style:font-family-asian="'Noto Sans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7c5695" officeooo:paragraph-rsid="007c5695"/>
    </style:style>
    <style:style style:name="MT1" style:family="text">
      <style:text-properties officeooo:rsid="0089fa74"/>
    </style:style>
    <style:page-layout style:name="Mpm1">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2b511a" draw:fill-hatch-name="Black_20_0_20_Degrees" draw:fill-image-name="_39_0_20_Percent"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ocumentación <text:span text:style-name="MT1">Tomcat</text:span><text:tab/><text:tab/>Manuel Melero Benítez</text:p>
      </style:header>
      <style:header-first>
        <text:p text:style-name="Header_20_left"/>
      </style:header-first>
      <style:footer>
        <text:p text:style-name="Footer"><text:page-number text:select-page="current">13</text:page-number></text:p>
      </style:footer>
      <style:footer-first>
        <text:p text:style-name="Footer"/>
      </style:footer-first>
      <style:footer-left>
        <text:p text:style-name="Footer"><text:page-number text:select-page="current">12</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8T12:58:35.535547378</meta:creation-date>
    <dc:date>2019-12-04T21:30:02.013324492</dc:date>
    <meta:editing-duration>PT12H1M30S</meta:editing-duration>
    <meta:editing-cycles>36</meta:editing-cycles>
    <meta:generator>LibreOffice/6.0.7.3$Linux_X86_64 LibreOffice_project/00m0$Build-3</meta:generator>
    <meta:document-statistic meta:table-count="0" meta:image-count="0" meta:object-count="0" meta:page-count="13" meta:paragraph-count="99" meta:word-count="1481" meta:character-count="9593" meta:non-whitespace-character-count="8207"/>
  </office:meta>
</office:document-meta>
</file>